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at_3D_mpi" table:style-name="ta1">
        <table:shapes>
          <draw:frame draw:z-index="0" draw:style-name="gr1" draw:text-style-name="P1" svg:width="159.99mm" svg:height="89.99mm" svg:x="5.33mm" svg:y="77.5mm">
            <draw:object draw:notify-on-update-of-ranges="heat_3D_mpi.B1:heat_3D_mpi.B1 heat_3D_mpi.B2:heat_3D_mpi.B5 heat_3D_mpi.C1:heat_3D_mpi.C1 heat_3D_mpi.C2:heat_3D_mpi.C5 heat_3D_mpi.D1:heat_3D_mpi.D1 heat_3D_mpi.D2:heat_3D_mpi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81.05mm" svg:y="81.75mm">
            <draw:object draw:notify-on-update-of-ranges="heat_3D_mpi.B2:heat_3D_mpi.B5 heat_3D_mpi.I1:heat_3D_mpi.I1 heat_3D_mpi.I2:heat_3D_mpi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349.72mm" svg:y="87.85mm">
            <draw:object draw:notify-on-update-of-ranges="heat_3D_mpi.B2:heat_3D_mpi.B5 heat_3D_mpi.F1:heat_3D_mpi.F1 heat_3D_mpi.F2:heat_3D_mpi.F5 heat_3D_mpi.G1:heat_3D_mpi.G1 heat_3D_mpi.G2:heat_3D_mpi.G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2.79mm" svg:y="1mm">
            <draw:object draw:notify-on-update-of-ranges="heat_3D_mpi.M1:heat_3D_mpi.M1 heat_3D_mpi.M2:heat_3D_mpi.M5 heat_3D_mpi.N1:heat_3D_mpi.N1 heat_3D_mpi.N2:heat_3D_mpi.N5 heat_3D_mpi.O1:heat_3D_mpi.O1 heat_3D_mpi.O2:heat_3D_mpi.O5 heat_3D_mpi.P1:heat_3D_mpi.P1 heat_3D_mpi.P2:heat_3D_mpi.P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labs (8)</text:p>
          </table:table-cell>
          <table:table-cell office:value-type="string" calcext:value-type="string">
            <text:p>Poles (9)</text:p>
          </table:table-cell>
          <table:table-cell office:value-type="string" calcext:value-type="string">
            <text:p>Cubes (8)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" calcext:value-type="float">
            <text:p>930</text:p>
          </table:table-cell>
          <table:table-cell office:value-type="float" office:value="230" calcext:value-type="float">
            <text:p>2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20" calcext:value-type="float">
            <text:p>820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930" calcext:value-type="float">
            <text:p>293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10" calcext:value-type="float">
            <text:p>910</text:p>
          </table:table-cell>
          <table:table-cell office:value-type="float" office:value="450" calcext:value-type="float">
            <text:p>45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680" calcext:value-type="float">
            <text:p>6680</text:p>
          </table:table-cell>
          <table:table-cell office:value-type="float" office:value="4680" calcext:value-type="float">
            <text:p>4680</text:p>
          </table:table-cell>
          <table:table-cell/>
          <table:table-cell office:value-type="float" office:value="7540" calcext:value-type="float">
            <text:p>7540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43260" calcext:value-type="float">
            <text:p>4326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680" calcext:value-type="float">
            <text:p>4680</text:p>
          </table:table-cell>
          <table:table-cell office:value-type="float" office:value="1710" calcext:value-type="float">
            <text:p>1710</text:p>
          </table:table-cell>
          <table:table-cell office:value-type="float" office:value="43260" calcext:value-type="float">
            <text:p>4326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25300" calcext:value-type="float">
            <text:p>125300</text:p>
          </table:table-cell>
          <table:table-cell office:value-type="float" office:value="32270" calcext:value-type="float">
            <text:p>32270</text:p>
          </table:table-cell>
          <table:table-cell/>
          <table:table-cell office:value-type="float" office:value="95920" calcext:value-type="float">
            <text:p>95920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float" office:value="714200" calcext:value-type="float">
            <text:p>71420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2270" calcext:value-type="float">
            <text:p>32270</text:p>
          </table:table-cell>
          <table:table-cell office:value-type="float" office:value="19050" calcext:value-type="float">
            <text:p>19050</text:p>
          </table:table-cell>
          <table:table-cell office:value-type="float" office:value="714200" calcext:value-type="float">
            <text:p>714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6T12:11:43.726789474</dc:date>
    <meta:editing-duration>PT25M33S</meta:editing-duration>
    <meta:editing-cycles>4</meta:editing-cycles>
    <meta:generator>LibreOffice/6.2.8.2$Linux_X86_64 LibreOffice_project/20$Build-2</meta:generator>
    <meta:document-statistic meta:table-count="1" meta:cell-count="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Cubes</text:p>
        </chart:title>
        <chart:legend chart:legend-position="end" svg:x="14.471cm" svg:y="4.201cm" style:legend-expansion="high" chart:style-name="ch3"/>
        <chart:plot-area chart:style-name="ch4" table:cell-range-address="heat_3D_mpi.B2:heat_3D_mpi.B5 heat_3D_mpi.I1:heat_3D_mpi.I5" chart:data-source-has-labels="both" svg:x="1.331cm" svg:y="1.275cm" svg:width="12.82cm" svg:height="6.564cm">
          <chartooo:coordinate-region svg:x="2.508cm" svg:y="1.475cm" svg:width="10.993cm" svg:height="5.717cm"/>
          <chart:axis chart:dimension="x" chart:name="primary-x" chart:style-name="ch5" chartooo:axis-type="auto">
            <chart:title svg:x="6.969cm" svg:y="8.019cm" chart:style-name="ch6">
              <text:p>Array size</text:p>
            </chart:title>
            <chart:categories table:cell-range-address="heat_3D_mpi.B2:heat_3D_mpi.B5"/>
            <chart:grid chart:style-name="ch7" chart:class="major"/>
          </chart:axis>
          <chart:axis chart:dimension="y" chart:name="primary-y" chart:style-name="ch8">
            <chart:title svg:x="0.451cm" svg:y="5.395cm" chart:style-name="ch9">
              <text:p>Time in ms</text:p>
            </chart:title>
            <chart:grid chart:style-name="ch7" chart:class="major"/>
          </chart:axis>
          <chart:series chart:style-name="ch10" chart:values-cell-range-address="heat_3D_mpi.I2:heat_3D_mpi.I5" chart:label-cell-address="heat_3D_mpi.I1:heat_3D_mpi.I1" chart:class="chart:scatter">
            <chart:domain table:cell-range-address="heat_3D_mpi.B2:heat_3D_mpi.B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heat_3D_mpi.I1:heat_3D_mpi.I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heat_3D_mpi.B2:heat_3D_mpi.B5</svg:desc>
                </draw:g>
              </table:table-cell>
              <table:table-cell office:value-type="float" office:value="330">
                <text:p>330</text:p>
                <draw:g>
                  <svg:desc>heat_3D_mpi.I2:heat_3D_mpi.I5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3260">
                <text:p>4326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14200">
                <text:p>714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61cm" svg:y="0.316cm" chart:style-name="ch2">
          <text:p>Slabs</text:p>
        </chart:title>
        <chart:legend chart:legend-position="end" svg:x="14.471cm" svg:y="3.952cm" style:legend-expansion="high" chart:style-name="ch3"/>
        <chart:plot-area chart:style-name="ch4" table:cell-range-address="heat_3D_mpi.B1:heat_3D_mpi.D5" chart:data-source-has-labels="both" svg:x="1.331cm" svg:y="1.275cm" svg:width="12.82cm" svg:height="6.564cm">
          <chartooo:coordinate-region svg:x="2.508cm" svg:y="1.475cm" svg:width="10.993cm" svg:height="5.717cm"/>
          <chart:axis chart:dimension="x" chart:name="primary-x" chart:style-name="ch5" chartooo:axis-type="auto">
            <chart:title svg:x="6.969cm" svg:y="8.019cm" chart:style-name="ch6">
              <text:p>Array size</text:p>
            </chart:title>
            <chart:categories table:cell-range-address="heat_3D_mpi.B2:heat_3D_mpi.B5"/>
            <chart:grid chart:style-name="ch7" chart:class="major"/>
          </chart:axis>
          <chart:axis chart:dimension="y" chart:name="primary-y" chart:style-name="ch8">
            <chart:title svg:x="0.451cm" svg:y="5.395cm" chart:style-name="ch9">
              <text:p>Time in ms</text:p>
            </chart:title>
            <chart:grid chart:style-name="ch7" chart:class="major"/>
          </chart:axis>
          <chart:series chart:style-name="ch10" chart:values-cell-range-address="heat_3D_mpi.C2:heat_3D_mpi.C5" chart:label-cell-address="heat_3D_mpi.C1:heat_3D_mpi.C1" chart:class="chart:scatter">
            <chart:domain table:cell-range-address="heat_3D_mpi.B2:heat_3D_mpi.B5"/>
            <chart:data-point chart:repeated="4"/>
          </chart:series>
          <chart:series chart:style-name="ch11" chart:values-cell-range-address="heat_3D_mpi.D2:heat_3D_mpi.D5" chart:label-cell-address="heat_3D_mpi.D1:heat_3D_mpi.D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heat_3D_mpi.C1:heat_3D_mpi.C1</svg:desc>
                </draw:g>
              </table:table-cell>
              <table:table-cell office:value-type="string">
                <text:p>8</text:p>
                <draw:g>
                  <svg:desc>heat_3D_mpi.D1:heat_3D_mpi.D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heat_3D_mpi.B2:heat_3D_mpi.B5</svg:desc>
                </draw:g>
              </table:table-cell>
              <table:table-cell office:value-type="float" office:value="160">
                <text:p>160</text:p>
                <draw:g>
                  <svg:desc>heat_3D_mpi.C2:heat_3D_mpi.C5</svg:desc>
                </draw:g>
              </table:table-cell>
              <table:table-cell office:value-type="float" office:value="930">
                <text:p>930</text:p>
                <draw:g>
                  <svg:desc>heat_3D_mpi.D2:heat_3D_mpi.D5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20">
                <text:p>82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680">
                <text:p>668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5300">
                <text:p>125300</text:p>
              </table:table-cell>
              <table:table-cell office:value-type="float" office:value="32270">
                <text:p>322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61cm" svg:y="0.316cm" chart:style-name="ch2">
          <text:p>Poles</text:p>
        </chart:title>
        <chart:legend chart:legend-position="end" svg:x="14.471cm" svg:y="3.952cm" style:legend-expansion="high" chart:style-name="ch3"/>
        <chart:plot-area chart:style-name="ch4" table:cell-range-address="heat_3D_mpi.B2:heat_3D_mpi.B5 heat_3D_mpi.F1:heat_3D_mpi.G5" chart:data-source-has-labels="both" svg:x="1.331cm" svg:y="1.275cm" svg:width="12.82cm" svg:height="6.564cm">
          <chartooo:coordinate-region svg:x="2.508cm" svg:y="1.475cm" svg:width="10.993cm" svg:height="5.717cm"/>
          <chart:axis chart:dimension="x" chart:name="primary-x" chart:style-name="ch5" chartooo:axis-type="auto">
            <chart:title svg:x="6.969cm" svg:y="8.019cm" chart:style-name="ch6">
              <text:p>Array size</text:p>
            </chart:title>
            <chart:categories table:cell-range-address="heat_3D_mpi.B2:heat_3D_mpi.B5"/>
            <chart:grid chart:style-name="ch7" chart:class="major"/>
          </chart:axis>
          <chart:axis chart:dimension="y" chart:name="primary-y" chart:style-name="ch8">
            <chart:title svg:x="0.451cm" svg:y="5.395cm" chart:style-name="ch9">
              <text:p>Time in ms</text:p>
            </chart:title>
            <chart:grid chart:style-name="ch7" chart:class="major"/>
          </chart:axis>
          <chart:series chart:style-name="ch10" chart:values-cell-range-address="heat_3D_mpi.F2:heat_3D_mpi.F5" chart:label-cell-address="heat_3D_mpi.F1:heat_3D_mpi.F1" chart:class="chart:scatter">
            <chart:domain table:cell-range-address="heat_3D_mpi.B2:heat_3D_mpi.B5"/>
            <chart:data-point chart:repeated="4"/>
          </chart:series>
          <chart:series chart:style-name="ch11" chart:values-cell-range-address="heat_3D_mpi.G2:heat_3D_mpi.G5" chart:label-cell-address="heat_3D_mpi.G1:heat_3D_mpi.G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heat_3D_mpi.F1:heat_3D_mpi.F1</svg:desc>
                </draw:g>
              </table:table-cell>
              <table:table-cell office:value-type="string">
                <text:p>9</text:p>
                <draw:g>
                  <svg:desc>heat_3D_mpi.G1:heat_3D_mpi.G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heat_3D_mpi.B2:heat_3D_mpi.B5</svg:desc>
                </draw:g>
              </table:table-cell>
              <table:table-cell office:value-type="float" office:value="100">
                <text:p>100</text:p>
                <draw:g>
                  <svg:desc>heat_3D_mpi.F2:heat_3D_mpi.F5</svg:desc>
                </draw:g>
              </table:table-cell>
              <table:table-cell office:value-type="float" office:value="230">
                <text:p>230</text:p>
                <draw:g>
                  <svg:desc>heat_3D_mpi.G2:heat_3D_mpi.G5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60">
                <text:p>6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540">
                <text:p>754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5920">
                <text:p>95920</text:p>
              </table:table-cell>
              <table:table-cell office:value-type="float" office:value="19050">
                <text:p>190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All</text:p>
        </chart:title>
        <chart:legend chart:legend-position="end" svg:x="13.174cm" svg:y="3.703cm" style:legend-expansion="high" chart:style-name="ch3"/>
        <chart:plot-area chart:style-name="ch4" table:cell-range-address="heat_3D_mpi.M1:heat_3D_mpi.P5" chart:data-source-has-labels="both" svg:x="1.331cm" svg:y="1.275cm" svg:width="11.523cm" svg:height="6.564cm">
          <chartooo:coordinate-region svg:x="2.508cm" svg:y="1.475cm" svg:width="9.696cm" svg:height="5.717cm"/>
          <chart:axis chart:dimension="x" chart:name="primary-x" chart:style-name="ch5" chartooo:axis-type="auto">
            <chart:title svg:x="6.32cm" svg:y="8.019cm" chart:style-name="ch6">
              <text:p>Array size</text:p>
            </chart:title>
            <chart:categories table:cell-range-address="heat_3D_mpi.M2:heat_3D_mpi.M5"/>
            <chart:grid chart:style-name="ch7" chart:class="major"/>
          </chart:axis>
          <chart:axis chart:dimension="y" chart:name="primary-y" chart:style-name="ch8">
            <chart:title svg:x="0.451cm" svg:y="5.395cm" chart:style-name="ch9">
              <text:p>Time in ms</text:p>
            </chart:title>
            <chart:grid chart:style-name="ch7" chart:class="major"/>
          </chart:axis>
          <chart:series chart:style-name="ch10" chart:values-cell-range-address="heat_3D_mpi.N2:heat_3D_mpi.N5" chart:label-cell-address="heat_3D_mpi.N1:heat_3D_mpi.N1" chart:class="chart:scatter">
            <chart:domain table:cell-range-address="heat_3D_mpi.M2:heat_3D_mpi.M5"/>
            <chart:data-point chart:repeated="4"/>
          </chart:series>
          <chart:series chart:style-name="ch11" chart:values-cell-range-address="heat_3D_mpi.O2:heat_3D_mpi.O5" chart:label-cell-address="heat_3D_mpi.O1:heat_3D_mpi.O1" chart:class="chart:scatter">
            <chart:data-point chart:repeated="4"/>
          </chart:series>
          <chart:series chart:style-name="ch12" chart:values-cell-range-address="heat_3D_mpi.P2:heat_3D_mpi.P5" chart:label-cell-address="heat_3D_mpi.P1:heat_3D_mpi.P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abs (8)</text:p>
                <draw:g>
                  <svg:desc>heat_3D_mpi.N1:heat_3D_mpi.N1</svg:desc>
                </draw:g>
              </table:table-cell>
              <table:table-cell office:value-type="string">
                <text:p>Poles (9)</text:p>
                <draw:g>
                  <svg:desc>heat_3D_mpi.O1:heat_3D_mpi.O1</svg:desc>
                </draw:g>
              </table:table-cell>
              <table:table-cell office:value-type="string">
                <text:p>Cubes (8)</text:p>
                <draw:g>
                  <svg:desc>heat_3D_mpi.P1:heat_3D_mpi.P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heat_3D_mpi.M2:heat_3D_mpi.M5</svg:desc>
                </draw:g>
              </table:table-cell>
              <table:table-cell office:value-type="float" office:value="930">
                <text:p>930</text:p>
                <draw:g>
                  <svg:desc>heat_3D_mpi.N2:heat_3D_mpi.N5</svg:desc>
                </draw:g>
              </table:table-cell>
              <table:table-cell office:value-type="float" office:value="230">
                <text:p>230</text:p>
                <draw:g>
                  <svg:desc>heat_3D_mpi.O2:heat_3D_mpi.O5</svg:desc>
                </draw:g>
              </table:table-cell>
              <table:table-cell office:value-type="float" office:value="330">
                <text:p>330</text:p>
                <draw:g>
                  <svg:desc>heat_3D_mpi.P2:heat_3D_mpi.P5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10">
                <text:p>910</text:p>
              </table:table-cell>
              <table:table-cell office:value-type="float" office:value="450">
                <text:p>45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680">
                <text:p>4680</text:p>
              </table:table-cell>
              <table:table-cell office:value-type="float" office:value="1710">
                <text:p>1710</text:p>
              </table:table-cell>
              <table:table-cell office:value-type="float" office:value="43260">
                <text:p>4326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270">
                <text:p>32270</text:p>
              </table:table-cell>
              <table:table-cell office:value-type="float" office:value="19050">
                <text:p>19050</text:p>
              </table:table-cell>
              <table:table-cell office:value-type="float" office:value="714200">
                <text:p>714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